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justify"/>
      <style:text-properties fo:font-weight="bold" style:font-weight-asian="bold" style:font-weight-complex="bold" fo:font-size="14pt" style:font-size-asian="14pt" style:font-size-complex="14pt" fo:language="en" fo:country="US"/>
    </style:style>
    <style:style style:name="P3" style:parent-style-name="Normale"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4"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5"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6"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7"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8"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9"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10" style:parent-style-name="Normale" style:family="paragraph">
      <style:paragraph-properties fo:text-align="justify"/>
      <style:text-properties fo:font-weight="bold" style:font-weight-asian="bold" style:font-weight-complex="bold" fo:font-size="12pt" style:font-size-asian="12pt" style:font-size-complex="12pt"/>
    </style:style>
    <style:style style:name="P11" style:parent-style-name="Normale" style:family="paragraph">
      <style:paragraph-properties fo:text-align="justify"/>
    </style:style>
    <style:style style:name="T12" style:parent-style-name="Car.predefinitoparagrafo" style:family="text">
      <style:text-properties fo:font-style="italic" style:font-style-asian="italic" style:font-style-complex="italic"/>
    </style:style>
    <style:style style:name="T13" style:parent-style-name="Car.predefinitoparagrafo" style:family="text">
      <style:text-properties fo:font-weight="bold" style:font-weight-asian="bold" style:font-weight-complex="bold"/>
    </style:style>
    <style:style style:name="T14" style:parent-style-name="Car.predefinitoparagrafo" style:family="text">
      <style:text-properties fo:font-style="italic" style:font-style-asian="italic" style:font-style-complex="italic"/>
    </style:style>
    <style:style style:name="T15" style:parent-style-name="Car.predefinitoparagrafo" style:family="text">
      <style:text-properties fo:font-style="italic" style:font-style-asian="italic" style:font-style-complex="italic"/>
    </style:style>
    <style:style style:name="T16" style:parent-style-name="Car.predefinitoparagrafo" style:family="text">
      <style:text-properties fo:font-style="italic" style:font-style-asian="italic" style:font-style-complex="italic"/>
    </style:style>
    <style:style style:name="T17" style:parent-style-name="Car.predefinitoparagrafo" style:family="text">
      <style:text-properties fo:font-style="italic" style:font-style-asian="italic" style:font-style-complex="italic"/>
    </style:style>
    <style:style style:name="T18" style:parent-style-name="Car.predefinitoparagrafo" style:family="text">
      <style:text-properties fo:font-style="italic" style:font-style-asian="italic" style:font-style-complex="italic"/>
    </style:style>
    <style:style style:name="T19" style:parent-style-name="Car.predefinitoparagrafo" style:family="text">
      <style:text-properties fo:font-style="italic" style:font-style-asian="italic" style:font-style-complex="italic"/>
    </style:style>
    <style:style style:name="P20" style:parent-style-name="Normale" style:family="paragraph">
      <style:paragraph-properties fo:text-align="justify"/>
      <style:text-properties fo:font-weight="bold" style:font-weight-asian="bold" style:font-weight-complex="bold" fo:font-size="12pt" style:font-size-asian="12pt" style:font-size-complex="12pt"/>
    </style:style>
    <style:style style:name="P21" style:parent-style-name="Normale" style:family="paragraph">
      <style:paragraph-properties fo:text-align="justify"/>
    </style:style>
    <style:style style:name="T22" style:parent-style-name="Car.predefinitoparagrafo" style:family="text">
      <style:text-properties fo:font-weight="bold" style:font-weight-asian="bold" style:font-weight-complex="bold" fo:font-style="italic" style:font-style-asian="italic" style:font-style-complex="italic"/>
    </style:style>
    <style:style style:name="T23" style:parent-style-name="Car.predefinitoparagrafo" style:family="text">
      <style:text-properties fo:font-weight="bold" style:font-weight-asian="bold" style:font-weight-complex="bold" fo:font-style="italic" style:font-style-asian="italic" style:font-style-complex="italic"/>
    </style:style>
    <style:style style:name="P24" style:parent-style-name="Normale" style:family="paragraph">
      <style:paragraph-properties fo:text-align="justify" fo:line-height="105%"/>
    </style:style>
    <style:style style:name="T25" style:parent-style-name="Car.predefinitoparagrafo" style:family="text">
      <style:text-properties style:font-name-complex="Calibri" fo:font-weight="bold" style:font-weight-asian="bold" style:font-weight-complex="bold"/>
    </style:style>
    <style:style style:name="T26" style:parent-style-name="Car.predefinitoparagrafo" style:family="text">
      <style:text-properties style:font-name-complex="Calibri"/>
    </style:style>
    <style:style style:name="T27" style:parent-style-name="Car.predefinitoparagrafo" style:family="text">
      <style:text-properties style:font-name-complex="Calibri" fo:font-style="italic" style:font-style-asian="italic" style:font-style-complex="italic"/>
    </style:style>
    <style:style style:name="T28" style:parent-style-name="Car.predefinitoparagrafo" style:family="text">
      <style:text-properties style:font-name-complex="Calibri"/>
    </style:style>
    <style:style style:name="T29" style:parent-style-name="Car.predefinitoparagrafo" style:family="text">
      <style:text-properties style:font-name-complex="Calibri" fo:font-style="italic" style:font-style-asian="italic" style:font-style-complex="italic"/>
    </style:style>
    <style:style style:name="T30" style:parent-style-name="Car.predefinitoparagrafo" style:family="text">
      <style:text-properties style:font-name-complex="Calibri"/>
    </style:style>
    <style:style style:name="T31" style:parent-style-name="Car.predefinitoparagrafo" style:family="text">
      <style:text-properties fo:font-style="italic" style:font-style-asian="italic" style:font-style-complex="italic"/>
    </style:style>
    <style:style style:name="P32" style:parent-style-name="Normale" style:family="paragraph">
      <style:paragraph-properties fo:break-before="page"/>
      <style:text-properties fo:font-weight="bold" style:font-weight-asian="bold" style:font-weight-complex="bold" fo:font-size="12pt" style:font-size-asian="12pt" style:font-size-complex="12pt"/>
    </style:style>
    <style:style style:name="P33" style:parent-style-name="Normale" style:family="paragraph">
      <style:paragraph-properties fo:text-align="justify"/>
      <style:text-properties fo:font-weight="bold" style:font-weight-asian="bold" style:font-weight-complex="bold" fo:font-size="12pt" style:font-size-asian="12pt" style:font-size-complex="12pt"/>
    </style:style>
    <style:style style:name="P34" style:parent-style-name="Normale" style:family="paragraph">
      <style:paragraph-properties fo:text-align="justify"/>
    </style:style>
    <style:style style:name="P35" style:parent-style-name="Normale" style:family="paragraph">
      <style:paragraph-properties fo:text-align="justify"/>
    </style:style>
    <style:style style:name="T36" style:parent-style-name="Car.predefinitoparagrafo" style:family="text">
      <style:text-properties fo:font-weight="bold" style:font-weight-asian="bold" style:font-weight-complex="bold" fo:color="#FF0000"/>
    </style:style>
    <style:style style:name="P37" style:parent-style-name="Normale" style:family="paragraph">
      <style:paragraph-properties fo:text-align="justify"/>
    </style:style>
    <style:style style:name="T38" style:parent-style-name="Car.predefinitoparagrafo" style:family="text">
      <style:text-properties fo:font-weight="bold" style:font-weight-asian="bold" style:font-weight-complex="bold" fo:color="#FF0000"/>
    </style:style>
    <style:style style:name="P39" style:parent-style-name="Normale" style:family="paragraph">
      <style:paragraph-properties fo:text-align="justify"/>
    </style:style>
    <style:style style:name="T40" style:parent-style-name="Car.predefinitoparagrafo" style:family="text">
      <style:text-properties fo:font-weight="bold" style:font-weight-asian="bold" style:font-weight-complex="bold" fo:color="#FF0000"/>
    </style:style>
    <style:style style:name="P41" style:parent-style-name="Normale" style:family="paragraph">
      <style:paragraph-properties fo:text-align="justify"/>
    </style:style>
    <style:style style:name="T42" style:parent-style-name="Car.predefinitoparagrafo" style:family="text">
      <style:text-properties fo:font-weight="bold" style:font-weight-asian="bold" style:font-weight-complex="bold" fo:color="#FF0000"/>
    </style:style>
    <style:style style:name="P43" style:parent-style-name="Normale" style:family="paragraph">
      <style:paragraph-properties fo:text-align="justify"/>
    </style:style>
    <style:style style:name="T44" style:parent-style-name="Car.predefinitoparagrafo" style:family="text">
      <style:text-properties fo:font-weight="bold" style:font-weight-asian="bold" style:font-weight-complex="bold" fo:color="#FF0000"/>
    </style:style>
    <style:style style:name="P45" style:parent-style-name="Normale" style:family="paragraph">
      <style:paragraph-properties fo:text-align="justify"/>
    </style:style>
    <style:style style:name="T46" style:parent-style-name="Car.predefinitoparagrafo" style:family="text">
      <style:text-properties fo:font-weight="bold" style:font-weight-asian="bold" style:font-weight-complex="bold" fo:color="#FF0000"/>
    </style:style>
    <style:style style:name="P47" style:parent-style-name="Normale" style:family="paragraph">
      <style:paragraph-properties fo:text-align="justify"/>
    </style:style>
    <style:style style:name="T48" style:parent-style-name="Car.predefinitoparagrafo" style:family="text">
      <style:text-properties fo:font-weight="bold" style:font-weight-asian="bold" style:font-weight-complex="bold" fo:color="#FF0000"/>
    </style:style>
    <style:style style:name="P49" style:parent-style-name="Normale" style:family="paragraph">
      <style:paragraph-properties fo:text-align="justify"/>
    </style:style>
    <style:style style:name="T50" style:parent-style-name="Car.predefinitoparagrafo" style:family="text">
      <style:text-properties fo:font-weight="bold" style:font-weight-asian="bold" style:font-weight-complex="bold" fo:color="#FF0000"/>
    </style:style>
    <style:style style:name="P51" style:parent-style-name="Normale" style:family="paragraph">
      <style:paragraph-properties fo:text-align="justify"/>
    </style:style>
    <style:style style:name="T52" style:parent-style-name="Car.predefinitoparagrafo" style:family="text">
      <style:text-properties fo:font-weight="bold" style:font-weight-asian="bold" style:font-weight-complex="bold" fo:color="#FF0000"/>
    </style:style>
    <style:style style:name="P53" style:parent-style-name="Normale" style:family="paragraph">
      <style:paragraph-properties fo:text-align="justify">
        <style:tab-stops>
          <style:tab-stop style:type="left" style:position="0.6708in"/>
        </style:tab-stops>
      </style:paragraph-properties>
    </style:style>
    <style:style style:name="T54" style:parent-style-name="Car.predefinitoparagrafo" style:family="text">
      <style:text-properties fo:font-weight="bold" style:font-weight-asian="bold" style:font-weight-complex="bold" fo:color="#FF0000"/>
    </style:style>
    <style:style style:name="P55" style:parent-style-name="Normale" style:family="paragraph">
      <style:paragraph-properties fo:text-align="justify">
        <style:tab-stops>
          <style:tab-stop style:type="left" style:position="0.6708in"/>
        </style:tab-stops>
      </style:paragraph-properties>
    </style:style>
    <style:style style:name="T56" style:parent-style-name="Car.predefinitoparagrafo" style:family="text">
      <style:text-properties fo:font-weight="bold" style:font-weight-asian="bold" style:font-weight-complex="bold" fo:color="#FF0000"/>
    </style:style>
    <style:style style:name="P57" style:parent-style-name="Normale" style:family="paragraph">
      <style:paragraph-properties fo:text-align="justify">
        <style:tab-stops>
          <style:tab-stop style:type="left" style:position="0.6708in"/>
        </style:tab-stops>
      </style:paragraph-properties>
    </style:style>
    <style:style style:name="T58" style:parent-style-name="Car.predefinitoparagrafo" style:family="text">
      <style:text-properties fo:font-weight="bold" style:font-weight-asian="bold" style:font-weight-complex="bold" fo:color="#FF0000"/>
    </style:style>
    <style:style style:name="P59" style:parent-style-name="Normale" style:family="paragraph">
      <style:paragraph-properties fo:text-align="justify">
        <style:tab-stops>
          <style:tab-stop style:type="left" style:position="0.6708in"/>
        </style:tab-stops>
      </style:paragraph-properties>
    </style:style>
    <style:style style:name="T60" style:parent-style-name="Car.predefinitoparagrafo" style:family="text">
      <style:text-properties fo:font-weight="bold" style:font-weight-asian="bold" style:font-weight-complex="bold" fo:color="#FF0000"/>
    </style:style>
    <style:style style:name="P61" style:parent-style-name="Normale" style:family="paragraph">
      <style:paragraph-properties fo:text-align="justify">
        <style:tab-stops>
          <style:tab-stop style:type="left" style:position="0.6708in"/>
        </style:tab-stops>
      </style:paragraph-properties>
    </style:style>
    <style:style style:name="T62" style:parent-style-name="Car.predefinitoparagrafo" style:family="text">
      <style:text-properties fo:font-weight="bold" style:font-weight-asian="bold" style:font-weight-complex="bold" fo:color="#FF0000"/>
    </style:style>
    <style:style style:name="P63" style:parent-style-name="Normale" style:family="paragraph">
      <style:paragraph-properties fo:text-align="justify">
        <style:tab-stops>
          <style:tab-stop style:type="left" style:position="0.6708in"/>
        </style:tab-stops>
      </style:paragraph-properties>
    </style:style>
    <style:style style:name="T64" style:parent-style-name="Car.predefinitoparagrafo" style:family="text">
      <style:text-properties fo:font-weight="bold" style:font-weight-asian="bold" style:font-weight-complex="bold" fo:color="#FF0000"/>
    </style:style>
    <style:style style:name="P65" style:parent-style-name="Normale" style:family="paragraph">
      <style:paragraph-properties fo:text-align="justify">
        <style:tab-stops>
          <style:tab-stop style:type="left" style:position="0.6708in"/>
        </style:tab-stops>
      </style:paragraph-properties>
    </style:style>
    <style:style style:name="T66" style:parent-style-name="Car.predefinitoparagrafo" style:family="text">
      <style:text-properties fo:font-weight="bold" style:font-weight-asian="bold" style:font-weight-complex="bold" fo:color="#FF0000"/>
    </style:style>
    <style:style style:name="P67" style:parent-style-name="Normale" style:family="paragraph">
      <style:paragraph-properties fo:text-align="justify">
        <style:tab-stops>
          <style:tab-stop style:type="left" style:position="0.6708in"/>
        </style:tab-stops>
      </style:paragraph-properties>
    </style:style>
    <style:style style:name="T68" style:parent-style-name="Car.predefinitoparagrafo" style:family="text">
      <style:text-properties fo:font-weight="bold" style:font-weight-asian="bold" style:font-weight-complex="bold" fo:color="#FF0000"/>
    </style:style>
    <style:style style:name="P69" style:parent-style-name="Normale" style:family="paragraph">
      <style:paragraph-properties fo:text-align="justify">
        <style:tab-stops>
          <style:tab-stop style:type="left" style:position="0.6708in"/>
        </style:tab-stops>
      </style:paragraph-properties>
    </style:style>
    <style:style style:name="T70" style:parent-style-name="Car.predefinitoparagrafo" style:family="text">
      <style:text-properties fo:font-weight="bold" style:font-weight-asian="bold" style:font-weight-complex="bold" fo:color="#FF0000"/>
    </style:style>
    <style:style style:name="P71" style:parent-style-name="Normale" style:family="paragraph">
      <style:paragraph-properties fo:text-align="justify"/>
      <style:text-properties fo:font-weight="bold" style:font-weight-asian="bold" style:font-weight-complex="bold" fo:font-size="12pt" style:font-size-asian="12pt" style:font-size-complex="12pt"/>
    </style:style>
    <style:style style:name="P72" style:parent-style-name="Normale" style:family="paragraph">
      <style:paragraph-properties fo:text-align="justify"/>
    </style:style>
    <style:style style:name="T73" style:parent-style-name="Car.predefinitoparagrafo" style:family="text">
      <style:text-properties fo:font-weight="bold" style:font-weight-asian="bold" style:font-weight-complex="bold" fo:font-style="italic" style:font-style-asian="italic" style:font-style-complex="italic"/>
    </style:style>
    <style:style style:name="P74" style:parent-style-name="Normale" style:family="paragraph">
      <style:paragraph-properties fo:break-before="page" fo:line-height="107%"/>
      <style:text-properties fo:font-weight="bold" style:font-weight-asian="bold" style:font-weight-complex="bold" fo:font-style="italic" style:font-style-asian="italic" style:font-style-complex="italic" fo:font-size="12pt" style:font-size-asian="12pt" style:font-size-complex="12pt"/>
    </style:style>
    <style:style style:name="P75" style:parent-style-name="Normale" style:family="paragraph">
      <style:paragraph-properties fo:text-align="justify" fo:line-height="107%"/>
      <style:text-properties fo:font-weight="bold" style:font-weight-asian="bold" style:font-weight-complex="bold" fo:font-size="12pt" style:font-size-asian="12pt" style:font-size-complex="12pt"/>
    </style:style>
    <style:style style:name="P76" style:parent-style-name="Normale" style:family="paragraph">
      <style:paragraph-properties fo:text-align="justify" fo:line-height="107%"/>
    </style:style>
    <style:style style:name="P77" style:parent-style-name="Normale" style:family="paragraph">
      <style:paragraph-properties fo:text-align="justify" fo:line-height="107%"/>
    </style:style>
    <style:style style:name="P78" style:parent-style-name="Normale" style:family="paragraph">
      <style:paragraph-properties fo:text-align="justify" fo:line-height="107%"/>
    </style:style>
    <style:style style:name="P79" style:parent-style-name="Normale" style:family="paragraph">
      <style:paragraph-properties fo:text-align="justify" fo:line-height="107%"/>
    </style:style>
    <style:style style:name="P80" style:parent-style-name="Normale" style:family="paragraph">
      <style:paragraph-properties fo:text-align="justify" fo:line-height="107%"/>
    </style:style>
    <style:style style:name="P81" style:parent-style-name="Normale" style:family="paragraph">
      <style:paragraph-properties fo:text-align="justify" fo:line-height="107%"/>
    </style:style>
    <style:style style:name="P82" style:parent-style-name="Normale" style:family="paragraph">
      <style:paragraph-properties fo:text-align="justify" fo:line-height="107%"/>
    </style:style>
    <style:style style:name="P83" style:parent-style-name="Normale" style:family="paragraph">
      <style:paragraph-properties fo:text-align="justify" fo:line-height="107%"/>
      <style:text-properties fo:font-weight="bold" style:font-weight-asian="bold" style:font-weight-complex="bold" fo:font-size="12pt" style:font-size-asian="12pt" style:font-size-complex="12pt" fo:language="en" fo:country="US"/>
    </style:style>
    <style:style style:name="P84" style:parent-style-name="Normale" style:family="paragraph">
      <style:paragraph-properties fo:text-align="justify" fo:line-height="107%"/>
    </style:style>
    <style:style style:name="T85" style:parent-style-name="Car.predefinitoparagrafo" style:family="text">
      <style:text-properties fo:language="en" fo:country="US"/>
    </style:style>
    <style:style style:name="T86" style:parent-style-name="Collegamentoipertestuale" style:family="text">
      <style:text-properties fo:language="en" fo:country="US"/>
    </style:style>
    <style:style style:name="P87" style:parent-style-name="Normale" style:family="paragraph">
      <style:paragraph-properties fo:text-align="justify" fo:line-height="107%"/>
    </style:style>
    <style:style style:name="T88" style:parent-style-name="Car.predefinitoparagrafo" style:family="text">
      <style:text-properties fo:language="en" fo:country="US"/>
    </style:style>
    <style:style style:name="T89" style:parent-style-name="Collegamentoipertestuale" style:family="text">
      <style:text-properties fo:language="en" fo:country="US"/>
    </style:style>
    <style:style style:name="T90" style:parent-style-name="Collegamentoipertestuale" style:family="text">
      <style:text-properties fo:language="en" fo:country="US"/>
    </style:style>
    <style:style style:name="P91" style:parent-style-name="Normale" style:family="paragraph">
      <style:paragraph-properties fo:text-align="justify" fo:line-height="107%"/>
    </style:style>
    <style:style style:name="T92" style:parent-style-name="Car.predefinitoparagrafo" style:family="text">
      <style:text-properties fo:language="en" fo:country="US"/>
    </style:style>
    <style:style style:name="T93" style:parent-style-name="Collegamentoipertestuale" style:family="text">
      <style:text-properties fo:language="en" fo:country="US"/>
    </style:style>
    <style:style style:name="P94" style:parent-style-name="Normale" style:family="paragraph">
      <style:paragraph-properties fo:text-align="justify" fo:line-height="107%"/>
    </style:style>
    <style:style style:name="T95" style:parent-style-name="Car.predefinitoparagrafo" style:family="text">
      <style:text-properties fo:language="en" fo:country="US"/>
    </style:style>
    <style:style style:name="T96" style:parent-style-name="Collegamentoipertestuale" style:family="text">
      <style:text-properties fo:language="en" fo:country="US"/>
    </style:style>
    <style:style style:name="T97" style:parent-style-name="Collegamentoipertestuale" style:family="text">
      <style:text-properties fo:language="en" fo:country="US"/>
    </style:style>
  </office:automatic-styles>
  <office:body>
    <office:text text:use-soft-page-breaks="true">
      <text:p text:style-name="P1">Targeting with Partial Incentives (TPI)</text:p>
      <text:p text:style-name="P3">Sommario</text:p>
      <text:list text:style-name="LFO1" text:continue-numbering="true">
        <text:list-item>
          <text:p text:style-name="P4">Introduzione – Pagina 1</text:p>
        </text:list-item>
        <text:list-item>
          <text:p text:style-name="P5">Problema – Pag. 1</text:p>
        </text:list-item>
        <text:list-item>
          <text:p text:style-name="P6">Algoritmo - Pag. 2</text:p>
        </text:list-item>
        <text:list-item>
          <text:p text:style-name="P7">Esecuzione dei test – Pag. 2</text:p>
        </text:list-item>
        <text:list-item>
          <text:p text:style-name="P8">Risultati – Pag. 3</text:p>
        </text:list-item>
        <text:list-item>
          <text:p text:style-name="P9">Link Esterni – Pag. 3</text:p>
        </text:list-item>
      </text:list>
      <text:p text:style-name="P10">1. Introduzione<text:s/></text:p>
      <text:p text:style-name="P11">In questa relazione viene<text:s/>analizzato l’algoritmo “TPI” descritto nel paper “<text:span text:style-name="T12">Whom to Befriend to Influence People</text:span>”(Con chi fare amicizia per influenzare le persone) scritto nel 2016 da Gennaro Cordasco, Luisa Gargano, Manuel Lafond, Lata Narayanan, Adele A. Rescigno, Ugo Vaccaro e Kangkang Wu. Lo pseudo-codice esposto nel paper è stato convertito in Python (versione 3.7) ed utilizza la libreria<text:s/><text:span text:style-name="T13">SNAP</text:span><text:s/>(<text:span text:style-name="T14">Stanford Network Analysis Project</text:span>). Il Dataset utilizzato è una versione ridotta a 60050 archi e 37873 nodi del dataset “<text:span text:style-name="T15">YouTube social</text:span><text:span text:style-name="T16"><text:s/>network and ground-truth communities</text:span>”, un dataset che analizza le relazioni tra utenti (detti<text:s/><text:span text:style-name="T17">Youtuber</text:span><text:s/>o<text:s/><text:span text:style-name="T18">canali</text:span>) del popolare sito di condivisione video YouTube. Ho scelto tale sito perché non è raro imbattersi in video in cui gli utenti più popolari recensiscono o aprono in diretta (<text:span text:style-name="T19">unboxing</text:span>) prodotti appena usciti sul mercato e spesso tali video sono commissionati dalle aziende stesse (che spediscono il prodotto in omaggio allo Youtuber o offrono codici sconto che lo stesso può elargire ai suoi iscritti)<text:s/>al fine di promuovere il lancio sul mercato del prodotto visto nel video.</text:p>
      <text:p text:style-name="P20">2. Problema</text:p>
      <text:p text:style-name="P21">Data una rete sociale rappresentata con un grafo G = (V, E, t), con V insieme dei nodi della rete, E insieme degli archi che rappresentano i collegamenti tra i nodi della rete e t funzione di soglia di attivazione per ogni nodo della rete, vogliamo trovare un “<text:span text:style-name="T22">link set pervasivo ottimale</text:span>”, ovvero un insieme di nodi che sia in grado di “attivare” l’intera rete. Questo problema ha applicazione nel marketing virale, in cui bisogna selezionare un particolare insieme di utenti di un social network (<text:span text:style-name="T23">seed set</text:span>) tali da poter influenzare il maggior numero possibile di altri utenti al fine di far acquistare loro un nuovo prodotto o servizio. Agli utenti inclusi nel seed set viene fornito un incentivo (parziale, come ad esempio un coupon sconto o totale come ad esempio un campione omaggio) al fine di influenzarli e indurli a parlare del prodotto ai loro contatti per sfruttare l’effetto passaparola. Formalmente,</text:p>
      <text:p text:style-name="P24"><text:span text:style-name="T25">Definizione</text:span><text:span text:style-name="T26"><text:s/>(</text:span><text:span text:style-name="T27">problema dei collegamenti minimi,</text:span><text:span text:style-name="T28"><text:s/></text:span><text:span text:style-name="T29">Min-Links</text:span><text:span text:style-name="T30">). Dato un social network G = (V, E, t), dove t è la funzione di soglia su V, e un insieme di nodi esterni U, trova un link set pervasivo ottimale per (G, U).</text:span><text:s/>(tradotto da “<text:span text:style-name="T31">Whom to Befriend to Influence People</text:span>”)</text:p>
      <text:p text:style-name="P32"/>
      <text:p text:style-name="P33">3. Algoritmo</text:p>
      <text:p text:style-name="P34">Viene ora illustrato e commentato l’algoritmo TPI realizzato in Python, i numeri di riga (#xx) si riferiscono allo pseudo-codice fornito nel paper. Il codice è liberamente consultabile su GitHub dove è inoltre presente una copia di questa relazione ed una copia del file Excel con i risultati dei test discussi più avanti nel paragrafo 4.</text:p>
      <text:p text:style-name="P35"><text:span text:style-name="T36">#1</text:span>: Vengono create le strutture dati a supporto dell’algoritmo: S (che conterrà la soluzione), W (che conterrà una copia temporanea dei nodi), delta (che conterrà i gradi dei nodi), k (le Tresholds) e N (il vicinato di ogni nodo)</text:p>
      <text:p text:style-name="P37"><text:span text:style-name="T38">#2</text:span>: <text:s/>Per ogni nodo presente nel grafo,</text:p>
      <text:p text:style-name="P39"><text:span text:style-name="T40">#3</text:span>: La soluzione corrispondente viene settata a 0, il nodo viene inserito in W,<text:s/></text:p>
      <text:p text:style-name="P41"><text:span text:style-name="T42">#4</text:span>: si salva il grado in delta<text:s/></text:p>
      <text:p text:style-name="P43"><text:span text:style-name="T44">#5</text:span>: e la soglia in k.</text:p>
      <text:p text:style-name="P45"><text:span text:style-name="T46">#6</text:span>: Viene calcolato il vicinato di ogni nodo e salvato in N (eseguito all’esterno del ciclo per ottimizzazione)</text:p>
      <text:p text:style-name="P47"><text:span text:style-name="T48">#7</text:span>: L’algoritmo itera finché W non è vuoto</text:p>
      <text:p text:style-name="P49"><text:span text:style-name="T50">#8</text:span>: La funzione computeValue(W, k, delta, g) combina le righe 8 e 14 dello pseudo codice. Se presente, restituisce immediatamente un nodo v tale che la soglia t del nodo sia superiore al suo grado d (k &gt; d). Altrimenti, restituisce il nodo che massimizzi la funzione (t*(t+1))/(d*(d+1)). Viene svolto tutto in un’unica funzione per ottimizzazione.</text:p>
      <text:p text:style-name="P51"><text:span text:style-name="T52">#9</text:span>: Se il nodo v soddisfa la prima condizione, la soluzione corrispondente a v viene incrementata di k[v]-delta[v]<text:tab/><text:s/>(si fornisce a v un incentivo pari alla soglia meno il suo grado),</text:p>
      <text:p text:style-name="P53"><text:span text:style-name="T54">#10</text:span>: La soglia del nodo viene impostata pari al suo grado e</text:p>
      <text:p text:style-name="P55"><text:span text:style-name="T56">#11</text:span>: se la soglia diventa pari a<text:s/>0</text:p>
      <text:p text:style-name="P57"><text:span text:style-name="T58">#12</text:span>: il nodo viene eliminato da W e si torna al punto #8</text:p>
      <text:p text:style-name="P59"><text:span text:style-name="T60">#13, #14</text:span>: Altrimenti se il nodo soddisfa la seconda condizione</text:p>
      <text:p text:style-name="P61"><text:span text:style-name="T62">#15</text:span>: Si itera tra i vicini u di v</text:p>
      <text:p text:style-name="P63"><text:span text:style-name="T64">#16</text:span>: e si riduce la soglia di ogni vicino u di 1</text:p>
      <text:p text:style-name="P65"><text:span text:style-name="T66">#17</text:span>: Qui andrebbe rimosso v dall’elenco dei vicini<text:s/>di u, ma nella versione in Python, per efficienza, non è necessario in quanto v viene rimosso e viene ridotta la soglia di u.</text:p>
      <text:p text:style-name="P67"><text:span text:style-name="T68">#18</text:span>: si rimuove v da W e si torna al punto #8</text:p>
      <text:p text:style-name="P69"><text:span text:style-name="T70">#19</text:span>: Quando W è vuoto si restituisce la soluzione S</text:p>
      <text:p text:style-name="P71">4. Esecuzione del test</text:p>
      <text:p text:style-name="P72">Dopo<text:s/>aver caricato il grafo, viene applicato il principio di “<text:span text:style-name="T73">decisione differita</text:span>”: per ogni arco del grafo viene generato un numero pseudocasuale compreso tra 0 e 1. Se il numero generato è minore della probabilità presente sull'arco (cioè il nodo infetta con<text:s/>una probabilità inferiore rispetto a quella richiesta), l'arco viene rimosso. Questa può essere applicata in modo uniforme (la probabilità dell’arco è scelta in modo pseudo-casuale, se tale valore è maggiore della probabilità di rimozione, anch’essa scelta<text:s/>in modo pseudo-casuale, l’arco viene rimosso) o proporzionale (la probabilità dell’arco è 1/il grado del nodo, se tale valore è maggiore della probabilità di rimozione, scelta in modo pseudo-casuale, l’arco viene rimosso). Le Tresholds vengono invece calcolate in 3 diversi metodi: costante (pari a 2), casuale (viene scelto un valore pseudo-casuale compreso tra 1 e 5) e proporzionale al grado (se il grado è diverso da 0 la soglia è pari a (1 /(grado del nodo + 5)) * (numero di archi /numero di nodi), se tale valore è inferiore a 1 o il grado è pari a 0 la soglia è 5). Vengono eseguite 6 diverse combinazioni in cui si varia il principio di decisione differita e l’assegnazione della soglia. Ogni combinazione viene ripetuta per 10 volte e viene calcolata la media del numero di nodi da influenzare e la media dell’incentivo da spendere su tali nodi.</text:p>
      <text:p text:style-name="P74"/>
      <text:p text:style-name="P75">5. Risultati</text:p>
      <text:p text:style-name="P76">I risultati sono allegati nel documento Excel Test_Result.xlsx, vengono qui di seguito inseriti i grafici risultanti da tali dati.</text:p>
      <text:p text:style-name="P77">Applicando il principio di decisione differita uniforme e Tresholds costanti si ottiene che il numero medio di nodi che ricevono un incentivo è<text:s/>31.379,3 mentre la media degli incentivi da elargire è<text:s/>38.973,8.</text:p>
      <text:p text:style-name="P78">Applicando il principio di decisione differita uniforme e Tresholds proporzionali si ottiene che il numero medio di nodi che ricevono un incentivo è<text:s/>36.840,4<text:s/>mentre la media degli incentivi da elargire è<text:s/>147.286,8.</text:p>
      <text:p text:style-name="P79">Applicando il principio di decisione differita uniforme e Tresholds casuali si ottiene che il numero medio di nodi che ricevono un incentivo è<text:s/>29.479,7<text:s/>mentre la media degli incentivi da elargire è<text:s/>75.758,8.</text:p>
      <text:p text:style-name="P80">Applicando il principio di decisione differita proporzionale e Tresholds costanti si ottiene che il numero medio di nodi che ricevono un incentivo è<text:s/>28.803,9<text:s/>mentre la media degli incentivi da elargire è<text:s/>28.871,1.</text:p>
      <text:p text:style-name="P81">Applicando il principio di decisione differita proporzionale e Tresholds proporzionali si ottiene che il numero medio di nodi che ricevono un incentivo è<text:s/>36353,3<text:s/>mentre la media degli incentivi da elargire è<text:s/>134712,3.</text:p>
      <text:p text:style-name="P82">Applicando il principio di decisione differita proporzionale e Tresholds casuali si ottiene che il numero medio di nodi che ricevono un incentivo è X mentre la media degli incentivi da elargire è X.</text:p>
      <text:p text:style-name="P83">6. Link<text:s/>Esterni</text:p>
      <text:p text:style-name="P84"><text:span text:style-name="T85">Repository su GitHub:<text:s/></text:span><text:a xlink:href="https://github.com/vinsan/tpi" office:target-frame-name="_top" xlink:show="replace"><text:span text:style-name="T86">https://github.com/vinsan/tpi</text:span></text:a></text:p>
      <text:p text:style-name="P87"><text:span text:style-name="T88">Whom to Befriend to Influence People:<text:s/></text:span><text:a xlink:href="https://link.springer.com/chapter/10.1007/978-3-319-48314-6_22" office:target-frame-name="_top" xlink:show="replace"><text:span text:style-name="T89">https://link.springer.com/chapt</text:span><text:span text:style-name="T90">er/10.1007/978-3-319-48314-6_22</text:span></text:a></text:p>
      <text:p text:style-name="P91"><text:span text:style-name="T92">SNAP:<text:s/></text:span><text:a xlink:href="https://snap.stanford.edu/" office:target-frame-name="_top" xlink:show="replace"><text:span text:style-name="T93">https://snap.stanford.edu/</text:span></text:a></text:p>
      <text:p text:style-name="P94"><text:span text:style-name="T95">YouTube social network and ground-truth communities:<text:s/></text:span><text:a xlink:href="https://snap.stanford.edu/data/com-Youtube.html" office:target-frame-name="_top" xlink:show="replace"><text:span text:style-name="T96">https://snap.stanford.edu/dat</text:span><text:span text:style-name="T97">a/com-Youtube.htm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06-29T10:17:00Z</meta:creation-date>
    <dc:date>2020-06-29T15:45:00Z</dc:date>
    <meta:template xlink:href="Normal" xlink:type="simple"/>
    <meta:editing-cycles>18</meta:editing-cycles>
    <meta:editing-duration>PT10560S</meta:editing-duration>
    <meta:document-statistic meta:page-count="3" meta:paragraph-count="15" meta:word-count="1175" meta:character-count="7861" meta:row-count="55" meta:non-whitespace-character-count="6701"/>
  </office:meta>
</office:document-meta>
</file>